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19cm"/>
    </style:style>
    <style:style style:name="co3" style:family="table-column">
      <style:table-column-properties fo:break-before="auto" style:column-width="7.735cm"/>
    </style:style>
    <style:style style:name="co4" style:family="table-column">
      <style:table-column-properties fo:break-before="auto" style:column-width="9.641cm"/>
    </style:style>
    <style:style style:name="co5" style:family="table-column">
      <style:table-column-properties fo:break-before="auto" style:column-width="12.998cm"/>
    </style:style>
    <style:style style:name="co6" style:family="table-column">
      <style:table-column-properties fo:break-before="auto" style:column-width="16.8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83ca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420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GO-переменная, позволяющая начать функцию дифференциирования</text:p>
          </table:table-cell>
          <table:table-cell table:style-name="ce2" office:value-type="string">
            <text:p>GO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S0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S3</text:p>
          </table:table-cell>
          <table:table-cell table:style-name="ce2" office:value-type="string">
            <text:p>~a</text:p>
          </table:table-cell>
          <table:table-cell table:style-name="ce3" office:value-type="string">
            <text:p>NS0</text:p>
          </table:table-cell>
          <table:table-cell table:style-name="ce3" office:value-type="string">
            <text:p>NS1</text:p>
          </table:table-cell>
          <table:table-cell table:style-name="ce3" office:value-type="string">
            <text:p>NS2</text:p>
          </table:table-cell>
          <table:table-cell table:style-name="ce3" office:value-type="string">
            <text:p>NS3</text:p>
          </table:table-cell>
          <table:table-cell table:style-name="ce3" office:value-type="string">
            <text:p>GDONE</text:p>
          </table:table-cell>
          <table:table-cell table:number-columns-repeated="1011"/>
        </table:table-row>
        <table:table-row table:style-name="ro1">
          <table:table-cell office:value-type="string">
            <text:p>DONE-переменная, оповещающая о завершении этапа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0:S3 – переменные, несущие в себе код операции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~a – инвертированный OR константи степени дифференциального уравнения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DONE сигналл о завершении дифференциирования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Логическое выражение для получения правильного кода операции</text:p>
          </table:table-cell>
          <table:table-cell table:number-columns-repeated="7"/>
          <table:table-cell office:value-type="string">
            <text:p>D*~S0*S1*S2*S3+~D*S0*~S1*~S2*~S3</text:p>
          </table:table-cell>
          <table:table-cell office:value-type="string">
            <text:p>S1*(~S0*~S2+~S0*~(D*S3)*S2)+D*~S0*~S1*S2*S3*~a</text:p>
          </table:table-cell>
          <table:table-cell office:value-type="string">
            <text:p>~S1*(~S0*(S2*~S3+~S2*S3*D)+D*S0*~S2*~S3)+~S0*S2*S3(~D*~S1*~a+S1)</text:p>
          </table:table-cell>
          <table:table-cell office:value-type="string">
            <text:p>~S0*~S1(~S2*(G*~S3+D*S3)+D*S2*~S3 +~D*S2*S3*~a )+(DxorS3)*~S0*~S1+D*S0*~S1*~S2*~S3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1/11/2015</text:date>, <text:time>23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15S</meta:editing-duration>
    <meta:editing-cycles>5</meta:editing-cycles>
    <meta:generator>OpenOffice/4.1.2$Win32 OpenOffice.org_project/412m3$Build-9782</meta:generator>
    <dc:date>2015-11-21T23:42:50.30</dc:date>
    <dc:creator>Ivan Folbort</dc:creator>
    <meta:document-statistic meta:table-count="3" meta:cell-count="250" meta:object-count="0"/>
    <meta:user-defined meta:name="Info 1"/>
    <meta:user-defined meta:name="Info 2"/>
    <meta:user-defined meta:name="Info 3"/>
    <meta:user-defined meta:name="Info 4"/>
  </office:meta>
</office:document-meta>
</file>